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ctions for 03/02/16</text:p>
      <text:p text:style-name="Standard"/>
      <text:p text:style-name="Standard">Today we covered how to google properly and how the internet works</text:p>
      <text:p text:style-name="Standard"/>
      <text:p text:style-name="Standard">and we had a test</text:p>
      <text:p text:style-name="Standard"/>
      <text:p text:style-name="Standard">Specifics:</text:p>
      <text:list xml:id="list621869222170905093" text:style-name="L1">
        <text:list-item>
          <text:p text:style-name="P1">When googling a question, type in the question. Someone else probably had the question before you.</text:p>
        </text:list-item>
        <text:list-item>
          <text:p text:style-name="P1">Always start with the language you have a question about</text:p>
        </text:list-item>
        <text:list-item>
          <text:p text:style-name="P1">there are tags that can enhance your search results</text:p>
        </text:list-item>
      </text:list>
      <text:p text:style-name="Standard"/>
      <text:list xml:id="list37648673" text:continue-numbering="true" text:style-name="L1">
        <text:list-item>
          <text:p text:style-name="P2">the internet is a clump of wires... </text:p>
        </text:list-item>
        <text:list-item>
          <text:p text:style-name="P2">the cloud is just a marketing term for companies to hold your data</text:p>
        </text:list-item>
        <text:list-item>
          <text:p text:style-name="P2">there are 3 tiers of internet providers</text:p>
        </text:list-item>
        <text:list-item>
          <text:p text:style-name="P2">tier 1 is the backbone</text:p>
        </text:list-item>
        <text:list-item>
          <text:p text:style-name="P2">tier 2 buys use from tier 1 companies and sells that to tier 3 companies</text:p>
        </text:list-item>
        <text:list-item>
          <text:p text:style-name="P2">tier 3 companies are isps they sell to the consumer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2T17:42:16.81</meta:creation-date>
    <meta:document-statistic meta:table-count="0" meta:image-count="0" meta:object-count="0" meta:page-count="1" meta:paragraph-count="13" meta:word-count="122" meta:character-count="618"/>
    <dc:date>2016-03-02T17:48:10.65</dc:date>
    <meta:editing-duration>PT5M54S</meta:editing-duration>
    <meta:editing-cycles>1</meta:editing-cycles>
    <meta:generator>OpenOffice/4.1.2$Win32 OpenOffice.org_project/412m3$Build-9782</meta:generator>
  </office:meta>
</office:document-meta>
</file>